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yxidium Caps" svg:font-family="'Pyxidium Caps'"/>
    <style:font-face style:name="Times New Roman" svg:font-family="'Times New Roman'" style:font-family-generic="roman"/>
    <style:font-face style:name="FreeSans" svg:font-family="FreeSans" style:font-family-generic="swiss"/>
    <style:font-face style:name="Liberation Sans" svg:font-family="'Liberation Sans', Arial"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paragraph-properties fo:margin-top="0cm" fo:margin-bottom="0cm" style:contextual-spacing="false" fo:line-height="100%"/>
      <style:text-properties officeooo:rsid="0010d4e1" officeooo:paragraph-rsid="0010d4e1"/>
    </style:style>
    <style:style style:name="P2" style:family="paragraph" style:parent-style-name="Standard">
      <style:paragraph-properties fo:margin-top="0cm" fo:margin-bottom="0cm" style:contextual-spacing="false" fo:line-height="100%"/>
      <style:text-properties officeooo:paragraph-rsid="00142035"/>
    </style:style>
    <style:style style:name="P3" style:family="paragraph" style:parent-style-name="Standard">
      <style:paragraph-properties fo:margin-top="0cm" fo:margin-bottom="0cm" style:contextual-spacing="false" fo:line-height="100%"/>
      <style:text-properties fo:font-size="11pt" officeooo:rsid="0010d4e1" officeooo:paragraph-rsid="0010d4e1" style:font-size-asian="11pt" style:font-size-complex="11pt"/>
    </style:style>
    <style:style style:name="P4" style:family="paragraph" style:parent-style-name="Standard">
      <style:paragraph-properties fo:margin-top="0cm" fo:margin-bottom="0cm" style:contextual-spacing="false" fo:line-height="100%"/>
      <style:text-properties fo:font-size="11pt" officeooo:paragraph-rsid="00142035" style:font-size-asian="11pt" style:font-size-complex="11pt"/>
    </style:style>
    <style:style style:name="P5" style:family="paragraph" style:parent-style-name="Text_20_body">
      <style:paragraph-properties fo:margin-top="0cm" fo:margin-bottom="0cm" style:contextual-spacing="false" fo:line-height="100%"/>
      <style:text-properties fo:font-size="11pt" officeooo:rsid="0010d4e1" officeooo:paragraph-rsid="0010d4e1" style:font-size-asian="11pt" style:font-size-complex="11pt"/>
    </style:style>
    <style:style style:name="P6" style:family="paragraph" style:parent-style-name="Text_20_body">
      <style:paragraph-properties fo:margin-top="0cm" fo:margin-bottom="0cm" style:contextual-spacing="false" fo:line-height="100%"/>
      <style:text-properties fo:font-size="11pt" style:font-size-asian="11pt" style:font-size-complex="11pt"/>
    </style:style>
    <style:style style:name="P7" style:family="paragraph" style:parent-style-name="Text_20_body">
      <style:paragraph-properties fo:margin-top="0cm" fo:margin-bottom="0cm" style:contextual-spacing="false" fo:line-height="100%"/>
      <style:text-properties fo:font-size="11pt" officeooo:paragraph-rsid="00142035" style:font-size-asian="11pt" style:font-size-complex="11pt"/>
    </style:style>
    <style:style style:name="P8" style:family="paragraph" style:parent-style-name="Preformatted_20_Text">
      <style:paragraph-properties fo:margin-top="0cm" fo:margin-bottom="0cm" style:contextual-spacing="false"/>
    </style:style>
    <style:style style:name="P9" style:family="paragraph" style:parent-style-name="Preformatted_20_Text">
      <style:paragraph-properties fo:margin-top="0cm" fo:margin-bottom="0cm" style:contextual-spacing="false" fo:line-height="100%"/>
      <style:text-properties officeooo:rsid="0010d4e1" officeooo:paragraph-rsid="0010d4e1"/>
    </style:style>
    <style:style style:name="P10" style:family="paragraph" style:parent-style-name="Preformatted_20_Text">
      <style:paragraph-properties fo:margin-top="0cm" fo:margin-bottom="0cm" style:contextual-spacing="false" fo:line-height="100%"/>
    </style:style>
    <style:style style:name="P11" style:family="paragraph" style:parent-style-name="Preformatted_20_Text">
      <style:paragraph-properties fo:margin-top="0cm" fo:margin-bottom="0cm" style:contextual-spacing="false" fo:line-height="100%"/>
      <style:text-properties officeooo:paragraph-rsid="00142035"/>
    </style:style>
    <style:style style:name="P12" style:family="paragraph" style:parent-style-name="Preformatted_20_Text">
      <style:paragraph-properties fo:margin-top="0cm" fo:margin-bottom="0cm" style:contextual-spacing="false"/>
      <style:text-properties fo:font-size="11pt" style:font-size-asian="11pt" style:font-size-complex="11pt"/>
    </style:style>
    <style:style style:name="P13" style:family="paragraph" style:parent-style-name="Preformatted_20_Text">
      <style:paragraph-properties fo:margin-top="0cm" fo:margin-bottom="0cm" style:contextual-spacing="false" fo:line-height="100%"/>
      <style:text-properties fo:font-size="11pt" style:font-size-asian="11pt" style:font-size-complex="11pt"/>
    </style:style>
    <style:style style:name="T1" style:family="text">
      <style:text-properties officeooo:rsid="0010d4e1"/>
    </style:style>
    <style:style style:name="T2" style:family="text">
      <style:text-properties fo:font-weight="bold" style:font-weight-asian="bold" style:font-weight-complex="bold"/>
    </style:style>
    <style:style style:name="T3" style:family="text">
      <style:text-properties officeooo:rsid="00170fac"/>
    </style:style>
    <style:style style:name="T4" style:family="text">
      <style:text-properties fo:font-size="11pt" style:font-size-asian="11pt" style:font-size-complex="11pt"/>
    </style:style>
    <style:style style:name="T5" style:family="text">
      <style:text-properties fo:font-size="11pt" officeooo:rsid="0010d4e1" style:font-size-asian="11pt" style:font-size-complex="11pt"/>
    </style:style>
    <style:style style:name="T6" style:family="text">
      <style:text-properties fo:font-size="11pt" fo:font-weight="bold" style:font-size-asian="11pt" style:font-weight-asian="bold" style:font-size-complex="11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i</text:span>l nous arrive de dire que nous passons des valeurs en paramètres d'une fonction. Cela veut dire que ces valeurs deviennent les arguments d'une fonction. </text:p>
      <text:p text:style-name="P3"/>
      <text:p text:style-name="P1"><text:span text:style-name="T6">Pour faire retourner une valeur à notre fonction</text:span><text:span text:style-name="T4">, rien de plus simple, il suffit d'utiliser l'instruction </text:span><text:span text:style-name="Source_20_Text"><text:span text:style-name="T4">return </text:span></text:span><text:span text:style-name="T4">suivie de la valeur à retourner</text:span></text:p>
      <text:p text:style-name="P3"/>
      <text:p text:style-name="P9"><text:bookmark text:name="r-1923827"/><text:span text:style-name="Source_20_Text"><text:span text:style-name="T4">function sayHello() {</text:span></text:span></text:p>
      <text:p text:style-name="P10"><text:bookmark text:name="r-19238271"/><text:span text:style-name="Source_20_Text"><text:span text:style-name="T4"><text:s text:c="4"/>return 'Bonjour !'; // L'instruction « return » suivie d'une valeur, cette dernière est donc renvoyée par la fonction</text:span></text:span></text:p>
      <text:p text:style-name="P10"><text:bookmark text:name="r-19238272"/><text:span text:style-name="Source_20_Text"><text:span text:style-name="T4">}</text:span></text:span></text:p>
      <text:p text:style-name="P13"><text:bookmark text:name="r-19238273"/></text:p>
      <text:p text:style-name="P10"><text:bookmark text:name="r-19238274"/><text:span text:style-name="Source_20_Text"><text:span text:style-name="T4">alert(sayHello()); // Ici on affiche la valeur retournée par la fonction sayHello()</text:span></text:span></text:p>
      <text:p text:style-name="P5"/>
      <text:p text:style-name="P5"><text:bookmark text:name="r-1923841"/><text:span text:style-name="T2">Pour assigner une fonction anonyme à une variable</text:span>, rien de plus simple :</text:p>
      <text:p text:style-name="P10"><text:bookmark text:name="r-1923842"/><text:span text:style-name="Source_20_Text"><text:span text:style-name="T4">var sayHello = function() {</text:span></text:span></text:p>
      <text:p text:style-name="P10"><text:bookmark text:name="r-19238421"/><text:span text:style-name="Source_20_Text"><text:span text:style-name="T4"><text:s text:c="4"/>alert('Bonjour !');</text:span></text:span></text:p>
      <text:p text:style-name="P10"><text:bookmark text:name="r-19238422"/><text:span text:style-name="Source_20_Text"><text:span text:style-name="T4">};</text:span></text:span></text:p>
      <text:p text:style-name="P6"/>
      <text:p text:style-name="P6"><text:bookmark text:name="r-1923843"/>Ainsi, il ne nous reste plus qu'à appeler notre fonction par le biais du nom de la variable à laquelle nous l'avons affectée :</text:p>
      <text:p text:style-name="P6"/>
      <text:p text:style-name="P10"><text:bookmark text:name="r-1923844"/><text:span text:style-name="Source_20_Text"><text:span text:style-name="T4">sayHello(); // Affiche : « Bonjour ! »</text:span></text:span></text:p>
      <text:p text:style-name="P4"/>
      <text:p text:style-name="P2"><text:span text:style-name="T5">On peut dire, en quelque sorte, que la variable </text:span><text:span text:style-name="Source_20_Text"><text:span text:style-name="T5">sayHello </text:span></text:span><text:span text:style-name="T5">est devenue une fonction ! En réalité, ce n'est pas le cas, nous devrions plutôt parler de </text:span><text:span text:style-name="Strong_20_Emphasis"><text:span text:style-name="T5">référence.</text:span></text:span></text:p>
      <text:p text:style-name="P4"/>
      <text:p text:style-name="P2"><text:span text:style-name="T4">il est possible de créer une zone de code isolée permettant la création de variables sans aucune influence sur le reste du code.</text:span></text:p>
      <text:p text:style-name="P4"/>
      <text:p text:style-name="P11"><text:bookmark text:name="r-1923861"/><text:span text:style-name="Source_20_Text"><text:span text:style-name="T4">/ Code externe</text:span></text:span></text:p>
      <text:p text:style-name="P13"><text:bookmark text:name="r-19238611"/></text:p>
      <text:p text:style-name="P10"><text:bookmark text:name="r-19238612"/><text:span text:style-name="Source_20_Text"><text:span text:style-name="T4">(function() {</text:span></text:span></text:p>
      <text:p text:style-name="P13"><text:bookmark text:name="r-19238613"/></text:p>
      <text:p text:style-name="P10"><text:bookmark text:name="r-19238614"/><text:span text:style-name="Source_20_Text"><text:span text:style-name="T4"><text:s text:c="4"/>// Code isolé</text:span></text:span></text:p>
      <text:p text:style-name="P13"><text:bookmark text:name="r-19238615"/></text:p>
      <text:p text:style-name="P10"><text:bookmark text:name="r-19238616"/><text:span text:style-name="Source_20_Text"><text:span text:style-name="T4">})();</text:span></text:span></text:p>
      <text:p text:style-name="P13"><text:bookmark text:name="r-19238617"/></text:p>
      <text:p text:style-name="P10"><text:bookmark text:name="r-19238618"/><text:span text:style-name="Source_20_Text"><text:span text:style-name="T4">// Code externe</text:span></text:span></text:p>
      <text:p text:style-name="P10"><text:span text:style-name="Source_20_Text"><text:span text:style-name="T4"/></text:span></text:p>
      <text:p text:style-name="P4">Pourquoi ces parenthèses ? Eh bien pour une raison simple : une fonction, lorsqu'elle est déclarée, n'exécute pas immédiatement le code qu'elle contient, elle attend d'être appelée. Or, nous, nous souhaitons exécuter ce code immédiatement ! La solution est donc d'utiliser ce couple de parenthèses.</text:p>
      <text:p text:style-name="P2"><text:span text:style-name="T4">ces fonctions immédiatement exécutées se nomment des </text:span><text:span text:style-name="Emphasis"><text:span text:style-name="T4">Immediately-Invoked Function Expression</text:span></text:span><text:span text:style-name="T4">, abrégées IIFE.</text:span></text:p>
      <text:p text:style-name="P4"/>
      <text:p text:style-name="P7"><text:bookmark text:name="r-1923887"/>Les zones isolées sont pratiques (vous découvrirez bien vite pourquoi) mais parfois on aimerait bien enregistrer dans le code global une des valeurs générées dans une zone isolée. Pour cela il vous suffit de procéder de la même façon qu'avec une fonction classique, c'est-à-dire comme ceci :</text:p>
      <text:p text:style-name="P7"/>
      <text:p text:style-name="P8"><text:bookmark text:name="r-1923888"/><text:span text:style-name="Source_20_Text"><text:span text:style-name="T4">var sayHello = (function() {</text:span></text:span></text:p>
      <text:p text:style-name="P12"><text:bookmark text:name="r-19238881"/></text:p>
      <text:p text:style-name="P8"><text:bookmark text:name="r-19238882"/><text:span text:style-name="Source_20_Text"><text:span text:style-name="T4"><text:s text:c="4"/>return 'Yop !';</text:span></text:span></text:p>
      <text:p text:style-name="P12"><text:bookmark text:name="r-19238883"/></text:p>
      <text:p text:style-name="P8"><text:bookmark text:name="r-19238884"/><text:span text:style-name="Source_20_Text"><text:span text:style-name="T4">})();</text:span></text:span></text:p>
      <text:p text:style-name="P12"><text:bookmark text:name="r-19238885"/></text:p>
      <text:p text:style-name="P8"><text:bookmark text:name="r-19238886"/><text:span text:style-name="Source_20_Text"><text:span text:style-name="T4">alert(sayHello); // Affiche : « Yop !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Pyxidium Caps" svg:font-family="'Pyxidium Caps'"/>
    <style:font-face style:name="Times New Roman" svg:font-family="'Times New Roman'" style:font-family-generic="roman"/>
    <style:font-face style:name="FreeSans" svg:font-family="FreeSans" style:font-family-generic="swiss"/>
    <style:font-face style:name="Liberation Sans" svg:font-family="'Liberation Sans', Arial"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FreeSans" fo:font-family="FreeSans"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Pyxidium Caps" fo:font-family="'Pyxidium Cap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6T10:09:44.206205739</meta:creation-date>
    <dc:date>2018-05-26T10:23:14.986397231</dc:date>
    <meta:editing-duration>PT6M40S</meta:editing-duration>
    <meta:editing-cycles>8</meta:editing-cycles>
    <meta:generator>LibreOffice/4.2.8.2$Linux_X86_64 LibreOffice_project/420m0$Build-2</meta:generator>
    <meta:document-statistic meta:table-count="0" meta:image-count="0" meta:object-count="0" meta:page-count="1" meta:paragraph-count="26" meta:word-count="320" meta:character-count="1950" meta:non-whitespace-character-count="1639"/>
  </office:meta>
</office:document-meta>
</file>